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Atteindre la fin du temps</text:span></text:p>
          <text:p text:style-name="P1"><text:span text:style-name="T2">Ne pas perdre tout ses points de vi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s bateaux ennemis</text:span></text:p>
          <text:p text:style-name="P1"><text:span text:style-name="T2">Les rochers</text:span></text:p>
          <text:p text:style-name="P1"><text:span text:style-name="T2">Les îles présentes en 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aucun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.5cm" svg:y="7.3cm">
          <text:p text:style-name="P1"><text:span text:style-name="T1">Fin de Partie :</text:span></text:p>
          <text:p text:style-name="P1"><text:span text:style-name="T2">Le score s’ajoute au score général </text:span></text:p>
          <text:p text:style-name="P1"><text:span text:style-name="T2">(Dans ce jeu le score est </text:span></text:p>
          <text:p text:style-name="P1"><text:span text:style-name="T2">définit en début de partie </text:span></text:p>
          <text:p text:style-name="P1"><text:span text:style-name="T2">et diminue avec la perte de points de vi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s deux touches directionnelle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dirigeant le personnag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9cm" svg:y1="2.7cm" svg:x2="27.1cm" svg:y2="2.7cm">
          <text:p/>
        </draw:line>
        <draw:line draw:style-name="gr4" draw:text-style-name="P3" draw:layer="layout" svg:x1="27.1cm" svg:y1="2.8cm" svg:x2="27.2cm" svg:y2="18.4cm">
          <text:p/>
        </draw:line>
        <draw:line draw:style-name="gr5" draw:text-style-name="P3" draw:layer="layout" svg:x1="27.2cm" svg:y1="18.4cm" svg:x2="24.8cm" svg:y2="18.4cm">
          <text:p/>
        </draw:line>
        <draw:line draw:style-name="gr4" draw:text-style-name="P3" draw:layer="layout" svg:x1="21.6cm" svg:y1="16.1cm" svg:x2="21.6cm" svg:y2="14.2cm">
          <text:p/>
        </draw:line>
        <draw:line draw:style-name="gr5" draw:text-style-name="P3" draw:layer="layout" svg:x1="21.6cm" svg:y1="14.2cm" svg:x2="18.2cm" svg:y2="14.2cm">
          <text:p/>
        </draw:line>
        <draw:line draw:style-name="gr4" draw:text-style-name="P3" draw:layer="layout" svg:x1="18.2cm" svg:y1="18.2cm" svg:x2="3.7cm" svg:y2="18.2cm">
          <text:p/>
        </draw:line>
        <draw:line draw:style-name="gr5" draw:text-style-name="P3" draw:layer="layout" svg:x1="3.7cm" svg:y1="18.2cm" svg:x2="3.7cm" svg:y2="11.3cm">
          <text:p/>
        </draw:line>
        <draw:line draw:style-name="gr6" draw:text-style-name="P4" draw:layer="layout" svg:x1="4cm" svg:y1="7.3cm" svg:x2="4cm" svg:y2="2.8cm">
          <text:p/>
        </draw:line>
        <draw:line draw:style-name="gr5" draw:text-style-name="P3" draw:layer="layout" svg:x1="4cm" svg:y1="2.8cm" svg:x2="12.1cm" svg:y2="2.8cm">
          <text:p/>
        </draw:line>
        <draw:line draw:style-name="gr5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09T15:10:33.924000000</dc:date>
    <meta:editing-duration>PT12M56S</meta:editing-duration>
    <meta:editing-cycles>4</meta:editing-cycles>
    <meta:document-statistic meta:object-count="15"/>
  </office:meta>
</office:document-meta>
</file>